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style:text-underline-style="solid" style:text-underline-width="auto" style:text-underline-color="font-color" fo:font-weight="normal" style:font-name-asian="Helvetica" style:font-weight-asian="normal" style:font-name-complex="Helvetica" style:font-weight-complex="normal"/>
    </style:style>
    <style:style style:name="P4"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5"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P6"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7"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8"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9" style:family="paragraph" style:parent-style-name="Standard" style:list-style-name="L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0" style:family="paragraph" style:parent-style-name="Standard" style:list-style-name="L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1" style:family="paragraph" style:parent-style-name="Standard" style:list-style-name="L4">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2" style:family="paragraph" style:parent-style-name="Standard" style:list-style-name="L5">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3" style:family="paragraph" style:parent-style-name="Standard" style:list-style-name="L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4" style:family="paragraph" style:parent-style-name="Standard" style:list-style-name="L7">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5" style:family="paragraph" style:parent-style-name="Standard" style:list-style-name="L8">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6" style:family="paragraph" style:parent-style-name="Standard" style:list-style-name="L9">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7" style:family="paragraph" style:parent-style-name="Standard" style:list-style-name="L10">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8" style:family="paragraph" style:parent-style-name="Standard" style:list-style-name="L1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9" style:family="paragraph" style:parent-style-name="Standard" style:list-style-name="L1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0" style:family="paragraph" style:parent-style-name="Standard" style:list-style-name="L1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1" style:family="paragraph" style:parent-style-name="Standard" style:list-style-name="L14">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2" style:family="paragraph" style:parent-style-name="Standard" style:list-style-name="L15">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3" style:family="paragraph" style:parent-style-name="Standard" style:list-style-name="L1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4" style:family="paragraph" style:parent-style-name="Standard" style:list-style-name="L17">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5" style:family="paragraph" style:parent-style-name="Standard" style:list-style-name="L18">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6" style:family="paragraph" style:parent-style-name="Standard" style:list-style-name="L19">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7" style:family="paragraph" style:parent-style-name="Standard" style:list-style-name="L20">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8" style:family="paragraph" style:parent-style-name="Standard" style:list-style-name="L2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9"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P30" style:family="paragraph" style:parent-style-name="Standard">
      <style:paragraph-properties>
        <style:tab-stops/>
      </style:paragraph-properties>
      <style:text-properties style:font-name="Helvetica" style:font-name-asian="Helvetica" style:font-name-complex="Helvetica"/>
    </style:style>
    <style:style style:name="P31" style:family="paragraph" style:parent-style-name="Standard" style:list-style-name="L16">
      <style:paragraph-properties>
        <style:tab-stops/>
      </style:paragraph-properties>
      <style:text-properties style:font-name="Helvetica" style:font-name-asian="Helvetica" style:font-name-complex="Helvetica"/>
    </style:style>
    <style:style style:name="P32" style:family="paragraph" style:parent-style-name="Standard" style:list-style-name="L2">
      <style:paragraph-properties>
        <style:tab-stops/>
      </style:paragraph-properties>
      <style:text-properties style:font-name="Helvetica" style:font-name-asian="Helvetica" style:font-name-complex="Helvetica"/>
    </style:style>
    <style:style style:name="P33" style:family="paragraph" style:parent-style-name="Standard" style:list-style-name="L2">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34" style:family="paragraph" style:parent-style-name="Standard" style:list-style-name="L18">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35" style:family="paragraph" style:parent-style-name="Standard" style:list-style-name="L20">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36" style:family="paragraph" style:parent-style-name="Standard" style:list-style-name="L2">
      <style:paragraph-properties>
        <style:tab-stops/>
      </style:paragraph-properties>
      <style:text-properties style:font-name="Helvetica" style:text-underline-style="none" style:font-name-asian="Helvetica" style:font-name-complex="Helvetica"/>
    </style:style>
    <style:style style:name="P37" style:family="paragraph" style:parent-style-name="Standard" style:list-style-name="L20">
      <style:paragraph-properties>
        <style:tab-stops/>
      </style:paragraph-properties>
      <style:text-properties style:font-name="Helvetica" style:text-underline-style="none" style:font-name-asian="Helvetica" style:font-name-complex="Helvetica"/>
    </style:style>
    <style:style style:name="P38" style:family="paragraph" style:parent-style-name="Standard" style:list-style-name="L21">
      <style:paragraph-properties>
        <style:tab-stops/>
      </style:paragraph-properties>
      <style:text-properties style:font-name="Helvetica" style:text-underline-style="none" style:font-name-asian="Helvetica" style:font-name-complex="Helvetica"/>
    </style:style>
    <style:style style:name="P39" style:family="paragraph" style:parent-style-name="Standard" style:list-style-name="L22">
      <style:paragraph-properties>
        <style:tab-stops/>
      </style:paragraph-properties>
      <style:text-properties style:font-name="Helvetica" style:text-underline-style="none" style:font-name-asian="Helvetica" style:font-name-complex="Helvetica"/>
    </style:style>
    <style:style style:name="P40" style:family="paragraph" style:parent-style-name="Standard" style:list-style-name="L23">
      <style:paragraph-properties>
        <style:tab-stops/>
      </style:paragraph-properties>
      <style:text-properties style:font-name="Helvetica" style:text-underline-style="none" style:font-name-asian="Helvetica" style:font-name-complex="Helvetica"/>
    </style:style>
    <style:style style:name="P41" style:family="paragraph" style:parent-style-name="Standard" style:list-style-name="L24">
      <style:paragraph-properties>
        <style:tab-stops/>
      </style:paragraph-properties>
      <style:text-properties style:font-name="Helvetica" style:text-underline-style="none" style:font-name-asian="Helvetica" style:font-name-complex="Helvetica"/>
    </style:style>
    <style:style style:name="P42" style:family="paragraph" style:parent-style-name="Standard" style:list-style-name="L25">
      <style:paragraph-properties>
        <style:tab-stops/>
      </style:paragraph-properties>
      <style:text-properties style:font-name="Helvetica"/>
    </style:style>
    <style:style style:name="P43"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zer5D Version History</text:p>
      <text:p text:style-name="P1"/>
      <text:p text:style-name="P4">V8.00 (08/17/2011):</text:p>
      <text:p text:style-name="P2">New Features:</text:p>
      <text:list xml:id="list1577875912" text:style-name="L2">
        <text:list-item>
          <text:p text:style-name="P9">Added 9 new objects: 6 kinds of Chain Teleport, 2 new traps that turn on/off a new mode for the maze lighting – Explore mode – and a companion to the Sun Stone, called Moon Stone.</text:p>
        </text:list-item>
        <text:list-item>
          <text:p text:style-name="P9">Added many new level preferences in the Editor to support these changes.</text:p>
        </text:list-item>
      </text:list>
      <text:p text:style-name="P5">Other Changes (All Platforms):</text:p>
      <text:list xml:id="list352358552" text:style-name="L26">
        <text:list-item>
          <text:p text:style-name="P28">The default Maze and Saved Game format in this version is now XML format 5. Older XML Mazes will still work. Older Saved Games will NOT work.</text:p>
        </text:list-item>
      </text:list>
      <text:p text:style-name="P1"/>
      <text:p text:style-name="P4">V7.10 (08/14/2011):</text:p>
      <text:p text:style-name="P5">Other Changes (All Platforms):</text:p>
      <text:list xml:id="list443300504" text:style-name="L1">
        <text:list-item>
          <text:p text:style-name="P8">Modernized the code base.</text:p>
        </text:list-item>
        <text:list-item>
          <text:p text:style-name="P8">Converted the code base to use the new library system.</text:p>
        </text:list-item>
      </text:list>
      <text:p text:style-name="P1"/>
      <text:p text:style-name="P4">V7.00 (08/25/2010):</text:p>
      <text:p text:style-name="P2">New Features:</text:p>
      <text:list xml:id="list2106379912" text:continue-list="list1577875912" text:style-name="L2">
        <text:list-item>
          <text:p text:style-name="P9">Added a new level preference to set the starting illumination. Levels no longer must always start fully lit.</text:p>
        </text:list-item>
        <text:list-item>
          <text:p text:style-name="P9">Moved the music inside the source structure, and made it possible for plugins to override it.</text:p>
        </text:list-item>
        <text:list-item>
          <text:p text:style-name="P9">Added 3 new objects: Crevasses (holes in the ground; arrows can be shot over them); Quake Bombs (cause normal and one-way walls to crack; can create crevasses where empty floor once was); and Moving Finishes (like regular finishes, but move around).</text:p>
        </text:list-item>
      </text:list>
      <text:p text:style-name="P5">Other Changes (All Platforms):</text:p>
      <text:list xml:id="list731972808" text:style-name="L3">
        <text:list-item>
          <text:p text:style-name="P10">Cleaned up some code that wasn't used anywhere.</text:p>
        </text:list-item>
        <text:list-item>
          <text:p text:style-name="P10">The default Maze and Saved Game format in this version is now XML format 4. Older XML Mazes will still work. Older Saved Games will NOT work.</text:p>
        </text:list-item>
      </text:list>
      <text:p text:style-name="P1"/>
      <text:p text:style-name="P4">V6.11 (08/05/2010):</text:p>
      <text:p text:style-name="P5">Bug Fixes (All Platforms):</text:p>
      <text:list xml:id="list931563016" text:continue-numbering="true" text:style-name="L3">
        <text:list-item>
          <text:p text:style-name="P10">Fixed various Maze loader bugs.</text:p>
        </text:list-item>
      </text:list>
      <text:p text:style-name="P1"/>
      <text:p text:style-name="P4">V6.10 (07/17/2010):</text:p>
      <text:p text:style-name="P2">New Features:</text:p>
      <text:list xml:id="list1896126109" text:continue-list="list2106379912" text:style-name="L2">
        <text:list-item>
          <text:p text:style-name="P9">Added support for Locked Mazes. A Maze cannot be edited once locked.</text:p>
        </text:list-item>
      </text:list>
      <text:p text:style-name="P5">Bug Fixes (All Platforms):</text:p>
      <text:list xml:id="list2127730667" text:style-name="L4">
        <text:list-item>
          <text:p text:style-name="P11">Fixed a backward compatibility bug when saving Mazes.</text:p>
        </text:list-item>
      </text:list>
      <text:p text:style-name="P1"/>
      <text:p text:style-name="P4">V6.01 (07/15/2010):</text:p>
      <text:p text:style-name="P5">Bug Fixes (All Platforms):</text:p>
      <text:list xml:id="list1518707052" text:style-name="L5">
        <text:list-item>
          <text:p text:style-name="P12">Fixed a bug in the Editor causing it to invert the viewing window maximum bounds.</text:p>
        </text:list-item>
        <text:list-item>
          <text:p text:style-name="P12">Fixed a bug in the Editor causing new Maze creation to fail with an ArrayIndexOutOfBoundsException sometimes.</text:p>
        </text:list-item>
      </text:list>
      <text:p text:style-name="P1"/>
      <text:p text:style-name="P4">V6.00 (07/12/2010):</text:p>
      <text:p text:style-name="P2"><text:soft-page-break/>New Features:</text:p>
      <text:list xml:id="list1953978957" text:continue-list="list1896126109" text:style-name="L2">
        <text:list-item>
          <text:p text:style-name="P9">Added 44 new objects: 12 colors of Carpet (new Ground), 12 colors of House (variation of Finish To that doesn't solve the level), Exits (the way out of a House), 4 varieties of Conditional Teleport (sends you to one of two destinations, based on how many Sun Stones you have), Rose Keys, Rose Locks, Rose Buttons, Rose Walls Off, Rose Walls On, Seaweed Keys, Seaweed Locks, Seaweed Buttons, Seaweed Walls Off, Seaweed Walls On, Sky Keys, Sky Locks, Sky Buttons, Sky Walls Off, and Sky Walls On.</text:p>
        </text:list-item>
      </text:list>
      <text:p text:style-name="P5">Bug Fixes (All Platforms):</text:p>
      <text:list xml:id="list565871349" text:style-name="L6">
        <text:list-item>
          <text:p text:style-name="P13">Fixed a bug in the Editor causing it not to create new instances of Objects when needed.</text:p>
        </text:list-item>
        <text:list-item>
          <text:p text:style-name="P13">Fixed an object duplication bug with Warp Bombs and Warp Wands.</text:p>
        </text:list-item>
      </text:list>
      <text:p text:style-name="P5">Other Changes (All Platforms):</text:p>
      <text:list xml:id="list41766707" text:style-name="L7">
        <text:list-item>
          <text:p text:style-name="P14">The Help has changed to XHTML-based from HTML-based.</text:p>
        </text:list-item>
        <text:list-item>
          <text:p text:style-name="P14">The Flying Saucer library has been added, to render the new XHTML help.</text:p>
        </text:list-item>
        <text:list-item>
          <text:p text:style-name="P14">Support for older, pre-XML Mazes has been removed. Older Mazes can still be used, if converted to the new XML format with the MazeUpdater2 tool.</text:p>
        </text:list-item>
        <text:list-item>
          <text:p text:style-name="P14">Some of the game's sounds have been renamed. This change affects plug-in developers only.</text:p>
        </text:list-item>
        <text:list-item>
          <text:p text:style-name="P14">The default Maze and Saved Game format in this version is now XML format 3. Older XML Mazes will still work. Older Saved Games will NOT work.</text:p>
        </text:list-item>
        <text:list-item>
          <text:p text:style-name="P14">Improved the appearance of the Ice image.</text:p>
        </text:list-item>
      </text:list>
      <text:p text:style-name="P1"/>
      <text:p text:style-name="P4">V5.22 (07/09/2010):</text:p>
      <text:p text:style-name="P5">Bug Fixes (All Platforms):</text:p>
      <text:list xml:id="list392968607" text:style-name="L8">
        <text:list-item>
          <text:p text:style-name="P15">Fixed an issue with the appearance of the Object Help – it wasn't as consistent across platforms as it should be.</text:p>
        </text:list-item>
        <text:list-item>
          <text:p text:style-name="P15">Fixed issues with the appearance of the Editor's Object Picker, Treasure Picker, and Rule Set Picker.</text:p>
        </text:list-item>
        <text:list-item>
          <text:p text:style-name="P15">Fixed an issue with the Rule Set Picker causing it to be re-sizable when it shouldn't be.</text:p>
        </text:list-item>
        <text:list-item>
          <text:p text:style-name="P15">Fixed an issue with the GUI where closing its window didn't properly run the shutdown actions before exiting.</text:p>
        </text:list-item>
        <text:list-item>
          <text:p text:style-name="P15">Fixed an issue with switching to a separate program via a plug-in where the shutdown actions were never run.</text:p>
        </text:list-item>
      </text:list>
      <text:p text:style-name="P1"/>
      <text:p text:style-name="P4">V5.21 (07/08/2010):</text:p>
      <text:p text:style-name="P5">Bug Fixes (All Platforms):</text:p>
      <text:list xml:id="list1476703202" text:continue-numbering="true" text:style-name="L8">
        <text:list-item>
          <text:p text:style-name="P15">Fixed a window size bug in the Editor.</text:p>
        </text:list-item>
        <text:list-item>
          <text:p text:style-name="P15">Fixed a NullPointerException crashing bug in the GUI, caused by invoking the Add a Level... option when the active mode wasn't the Editor. Special thanks go to Arghhh of the Kingdom of Loathing for finding and reporting the bug.</text:p>
        </text:list-item>
      </text:list>
      <text:p text:style-name="P1"/>
      <text:p text:style-name="P4">V5.20 (07/07/2010):</text:p>
      <text:p text:style-name="P2">New Features:</text:p>
      <text:list xml:id="list754510462" text:continue-list="list1953978957" text:style-name="L2">
        <text:list-item>
          <text:p text:style-name="P9">Added an Export button to the Mazer5D Object Help, to export the dynamically generated help to a PNG image.</text:p>
        </text:list-item>
      </text:list>
      <text:p text:style-name="P5">Bug Fixes (All Platforms):</text:p>
      <text:list xml:id="list1758239951" text:style-name="L9">
        <text:list-item>
          <text:p text:style-name="P16">Fixed a plugin loading bug involving the post-load process.</text:p>
        </text:list-item>
        <text:list-item>
          <text:p text:style-name="P16"><text:soft-page-break/>Fixed a scores bug causing the score reader/writer to use the wrong extension for score files.</text:p>
        </text:list-item>
      </text:list>
      <text:p text:style-name="P5">Other Changes (All Platforms):</text:p>
      <text:list xml:id="list2010950364" text:style-name="L10">
        <text:list-item>
          <text:p text:style-name="P17">Made the Object Help better looking and more consistent across platforms.</text:p>
        </text:list-item>
        <text:list-item>
          <text:p text:style-name="P17">Made the Object Help update itself if a graphics override plugin is loaded or unloaded.</text:p>
        </text:list-item>
      </text:list>
      <text:p text:style-name="P1"/>
      <text:p text:style-name="P4">V5.11 (07/05/2010):</text:p>
      <text:p text:style-name="P5">Bug Fixes (All Platforms):</text:p>
      <text:list xml:id="list438702126" text:continue-list="list1476703202" text:style-name="L8">
        <text:list-item>
          <text:p text:style-name="P15">Fixed a coordinate inversion drawing bug with arrows.</text:p>
        </text:list-item>
        <text:list-item>
          <text:p text:style-name="P15">Fixed a coordinate inversion bug with Fire Amulets and Hot Boots.</text:p>
        </text:list-item>
        <text:list-item>
          <text:p text:style-name="P15">Fixed a bug with Ghost Amulets and Passwall Boots causing them to fail to do what they're supposed to in some cases.</text:p>
        </text:list-item>
        <text:list-item>
          <text:p text:style-name="P15">Fixed a sound bug with Stairs Down – it was playing the Up sound instead of the Down sound.</text:p>
        </text:list-item>
        <text:list-item>
          <text:p text:style-name="P15">Fixed a backward compatibility bug with loading older Mazes.</text:p>
        </text:list-item>
      </text:list>
      <text:p text:style-name="P1"/>
      <text:p text:style-name="P4">V5.10 (07/03/2010):</text:p>
      <text:p text:style-name="P2">New Features:</text:p>
      <text:list xml:id="list1227574358" text:continue-list="list754510462" text:style-name="L2">
        <text:list-item>
          <text:p text:style-name="P9">Added a new Go To Destination... feature to the Editor, that prompts to click on a Teleport, then moves the Editor to the location of the Teleport's destination and draws it.</text:p>
        </text:list-item>
        <text:list-item>
          <text:p text:style-name="P9">Added a new Destination image to support the above feature.</text:p>
        </text:list-item>
      </text:list>
      <text:p text:style-name="P5">Bug Fixes (All Platforms):</text:p>
      <text:list xml:id="list1592207889" text:style-name="L11">
        <text:list-item>
          <text:p text:style-name="P18">Fixed one issue with the Go To Location... feature.</text:p>
        </text:list-item>
      </text:list>
      <text:p text:style-name="P5">Other Changes (All Platforms):</text:p>
      <text:list xml:id="list1091341783" text:style-name="L12">
        <text:list-item>
          <text:p text:style-name="P19">Renamed the old Go To... feature to Go To Location...</text:p>
        </text:list-item>
        <text:list-item>
          <text:p text:style-name="P19">Made some internal changes to the code to improve performance and memory usage.</text:p>
        </text:list-item>
      </text:list>
      <text:p text:style-name="P1"/>
      <text:p text:style-name="P4">V5.00 (07/01/2010):</text:p>
      <text:p text:style-name="P2">New Features:</text:p>
      <text:list xml:id="list1239141004" text:continue-list="list1227574358" text:style-name="L2">
        <text:list-item>
          <text:p text:style-name="P9">Added 8 new objects: Sun Stones, used as triggers for the auto-finish feature (described later); True Sight Amulets, which let you see things as they really are for 30 steps; Springboards, which behave like the opposite of a Pit (send you up a floor instead of down a floor); Invisible Springboards (which behave like Springboards, except they can't be seen); Light Gems, which bathe the immediate area around them in permanent light; Dark Gems, which shroud the immediate area around them in permanent darkness; Light Wands, which create Light Gems if used on an empty space, and destroy Dark Gems if used on them; and Dark Wands, which create Dark Gems if used on an empty space, and destroy Light Gems if used on them.</text:p>
        </text:list-item>
        <text:list-item>
          <text:p text:style-name="P9">Added a new auto-finish feature. This is configured in the Level Preferences for each level of the Maze, in the Editor. Auto-finish kicks in if it is enabled and enough Sun Stones to meet or exceed the threshold have been collected.</text:p>
        </text:list-item>
        <text:list-item>
          <text:p text:style-name="P9">The program now remembers the last folder and last filter used independently for all three open dialogs.</text:p>
        </text:list-item>
        <text:list-item>
          <text:p text:style-name="P9">Made it possible for the next Level for the current Level of a Maze to be something other than the one next in the Level sequence. This can be configured in the Level Preferences, and can be set to a relative or absolute number. Older <text:soft-page-break/>Mazes default to relative +1 (the next Level in the sequence), so they still work.</text:p>
        </text:list-item>
        <text:list-item>
          <text:p text:style-name="P9">Improved the default logic for the random Maze generator, to dramatically increase the chances of it generating a solvable Maze.</text:p>
        </text:list-item>
        <text:list-item>
          <text:p text:style-name="P9">Improved the appearance of the Player image.</text:p>
        </text:list-item>
      </text:list>
      <text:p text:style-name="P5">Bug Fixes (All Platforms):</text:p>
      <text:list xml:id="list218748449" text:continue-list="list1592207889" text:style-name="L11">
        <text:list-item>
          <text:p text:style-name="P18">Fixed multiple issues with the Maze load/save code.</text:p>
        </text:list-item>
      </text:list>
      <text:p text:style-name="P5">Other Changes (Mac OS X):</text:p>
      <text:list xml:id="list1170594481" text:style-name="L13">
        <text:list-item>
          <text:p text:style-name="P20">Updated the Quaqua user interface library from version 7.0 to version 7.1.1.</text:p>
        </text:list-item>
      </text:list>
      <text:p text:style-name="P5">Other Changes (All Platforms):</text:p>
      <text:list xml:id="list285481506" text:continue-numbering="true" text:style-name="L13">
        <text:list-item>
          <text:p text:style-name="P20">The native format for Mazes in this version is now an enhanced version of the XML format introduced in V4.10 and improved in V4.20. Older Mazes will still work. Older Saved Games will NOT work.</text:p>
        </text:list-item>
      </text:list>
      <text:p text:style-name="P1"/>
      <text:p text:style-name="P4">V4.31 (06/14/2010):</text:p>
      <text:p text:style-name="P5">Bug Fixes (Mac OS X):</text:p>
      <text:list xml:id="list881506771" text:continue-list="list218748449" text:style-name="L11">
        <text:list-item>
          <text:p text:style-name="P18">Fixed 2 user interface issues with the help system.</text:p>
        </text:list-item>
      </text:list>
      <text:p text:style-name="P5">Bug Fixes (Windows):</text:p>
      <text:list xml:id="list266922371" text:continue-numbering="true" text:style-name="L11">
        <text:list-item>
          <text:p text:style-name="P18">Fixed 1 user interface issue with the preferences.</text:p>
        </text:list-item>
      </text:list>
      <text:p text:style-name="P5">Bug Fixes (Linux and Other Platforms):</text:p>
      <text:list xml:id="list343253641" text:continue-numbering="true" text:style-name="L11">
        <text:list-item>
          <text:p text:style-name="P18">Fixed 1 user interface issue with the preferences.</text:p>
        </text:list-item>
        <text:list-item>
          <text:p text:style-name="P18">Fixed 1 user interface issue with the overall look and feel on Linux.</text:p>
        </text:list-item>
      </text:list>
      <text:p text:style-name="P5">Other Changes (Windows):</text:p>
      <text:list xml:id="list1730828627" text:style-name="L14">
        <text:list-item>
          <text:p text:style-name="P21">Added the JGoodies Looks library (version 2.3.1) to make the application look better on Windows.</text:p>
        </text:list-item>
      </text:list>
      <text:p text:style-name="P1"/>
      <text:p text:style-name="P4">V4.30 (06/07/2010):</text:p>
      <text:p text:style-name="P2">New Features:</text:p>
      <text:list xml:id="list1195171272" text:continue-list="list1239141004" text:style-name="L2">
        <text:list-item>
          <text:p text:style-name="P9">The active effects display has been improved. It now has just enough spaces for the maximum number of effects that can be active at once, and automatically compacts itself as effects expire.</text:p>
        </text:list-item>
        <text:list-item>
          <text:p text:style-name="P9">Plugins can now be unloaded without a program restart.</text:p>
        </text:list-item>
        <text:list-item>
          <text:p text:style-name="P9">The plugin registration interface got an update: now, the plugins in the Plugins folder are listed in the registration dialog, instead of having to type the name of the desired plugin.</text:p>
        </text:list-item>
      </text:list>
      <text:p text:style-name="P2">Bug Fixes (All Platforms):</text:p>
      <text:list xml:id="list870328354" text:style-name="L15">
        <text:list-item>
          <text:p text:style-name="P22">Fixed a preferences bug causing the defaults for sound and music to be set incorrectly.</text:p>
        </text:list-item>
        <text:list-item>
          <text:p text:style-name="P22">Fixed a preferences bug causing the preferences user interface to not reflect the settings in the preferences file initially.</text:p>
        </text:list-item>
        <text:list-item>
          <text:p text:style-name="P22">Fixed a preferences bug causing the case where no preference file could be found to not be handled properly.</text:p>
        </text:list-item>
        <text:list-item>
          <text:p text:style-name="P22">Fixed a bug with the Ghost Amulet and Passwall Boots causing these objects to automatically open locked objects without a key, instead of simply letting you pass through them.</text:p>
        </text:list-item>
        <text:list-item>
          <text:p text:style-name="P22">Fixed a bug in the plugin unregistration interface that caused the plugin registry to be updated with invalid data when more than one plugin was registered.</text:p>
        </text:list-item>
        <text:list-item>
          <text:p text:style-name="P22">Fixed a bug causing the timer to not be reset when the maze was reset.</text:p>
        </text:list-item>
        <text:list-item>
          <text:p text:style-name="P22">Fixed a bug with the Normal Amulet causing it to not properly deactivate all other amulet effects.</text:p>
        </text:list-item>
      </text:list>
      <text:p text:style-name="P5"><text:soft-page-break/>Other Changes (All Platforms):</text:p>
      <text:list xml:id="list2101320940" text:continue-list="list1730828627" text:style-name="L14">
        <text:list-item>
          <text:p text:style-name="P21">Some elements of the game GUI have been shuffled. The message display is now above the main Maze view, the effects display is now below the main Maze view, and the stats display is now to the right.</text:p>
        </text:list-item>
        <text:list-item>
          <text:p text:style-name="P21">To be consistent with the new game GUI arrangement, the message display for the editor has been moved from the bottom to the top.</text:p>
        </text:list-item>
        <text:list-item>
          <text:p text:style-name="P21">Fixed a typographical issue with the version history for version 4.00.</text:p>
        </text:list-item>
        <text:list-item>
          <text:p text:style-name="P21">Moved the plugin registry file to a per-user location, instead of the Plugins folder, to make the program behave better in situations where the program's main folder is not writable.</text:p>
        </text:list-item>
        <text:list-item>
          <text:p text:style-name="P21">Invisible Walls now block passage all the time, even when Passwall Boots or a Ghost Amulet is worn, due to their magic. They also now block Ghost Arrows from passing through.</text:p>
        </text:list-item>
      </text:list>
      <text:p text:style-name="P1"/>
      <text:p text:style-name="P4">V4.20 (06/05/2010):</text:p>
      <text:p text:style-name="P2">New Features:</text:p>
      <text:list xml:id="list1804766492" text:continue-list="list1195171272" text:style-name="L2">
        <text:list-item>
          <text:p text:style-name="P9">Active effects are now displayed to the right of the main game grid. If no effects are active, the effect list will be blank and collapsed.</text:p>
        </text:list-item>
      </text:list>
      <text:p text:style-name="P2">Bug Fixes (All Platforms):</text:p>
      <text:list xml:id="list1744602588" text:style-name="L16">
        <text:list-item>
          <text:p text:style-name="P23">Fixed multiple issues with XML Maze and Saved Game export/import.</text:p>
        </text:list-item>
        <text:list-item>
          <text:p text:style-name="P31"><text:span text:style-name="T5">NOTE:</text:span><text:span text:style-name="T4"> Affected Mazes and Saved Games will need to be re-exported in order to </text:span><text:span text:style-name="T4">have the fixes applied.</text:span></text:p>
        </text:list-item>
      </text:list>
      <text:p text:style-name="P2">Other Changes (Mac OS X):</text:p>
      <text:list xml:id="list1923703643" text:continue-list="list1804766492" text:style-name="L2">
        <text:list-item>
          <text:p text:style-name="P9">Updated the Quaqua user interface library from version 6.5 to version 7.0.</text:p>
        </text:list-item>
      </text:list>
      <text:p text:style-name="P4"/>
      <text:p text:style-name="P4">V4.10 (05/31/2010):</text:p>
      <text:p text:style-name="P2">New Features:</text:p>
      <text:list xml:id="list1593125143" text:continue-numbering="true" text:style-name="L2">
        <text:list-item>
          <text:p text:style-name="P9">Added XML export/import options to the File menu, for mazes and saved games.</text:p>
        </text:list-item>
        <text:list-item>
          <text:p text:style-name="P9">Added XML export/import options to the Rule Set Picker.</text:p>
        </text:list-item>
        <text:list-item>
          <text:p text:style-name="P9">Added XML export/import options to the Game menu, for score tables.</text:p>
        </text:list-item>
      </text:list>
      <text:p text:style-name="P2">Bug Fixes (All Platforms):</text:p>
      <text:list xml:id="list441057005" text:style-name="L17">
        <text:list-item>
          <text:p text:style-name="P24">Fixed a minor issue with graphics override plugins that caused the stat images not to update, while everything else did.</text:p>
        </text:list-item>
      </text:list>
      <text:p text:style-name="P1"/>
      <text:p text:style-name="P4">V4.00 (05/26/2010):</text:p>
      <text:p text:style-name="P2">New Features:</text:p>
      <text:list xml:id="list1100470432" text:continue-list="list1593125143" text:style-name="L2">
        <text:list-item>
          <text:p text:style-name="P9">Added 20 new objects: Crumbling Walls, which crumble to nothing when hit; Stumps, which block movement but not arrows, the Ghost Bow, which fires Ghost Arrows; Ghost Arrows pass through any object that does not react to arrows, even if that object is solid!; 3 kinds of hourglass, which extend the time limit to solve the active Level of the active Maze, if a time limit is defined; 5 kinds of amulets, which grant a special ability for 30 steps; a Normal Amulet, which removes any active amulet effect; 3 kinds of boots, granting the same abilities as 3 of the amulets, but lasting until you change boots; 4 kinds of gems, which all add varying amounts to your score; and Hot Rock, a new kind of ground.</text:p>
        </text:list-item>
        <text:list-item>
          <text:p text:style-name="P9">Added a Convert... menu item for converting Mazes that predate Mazer5D to a format Mazer5D understands. After a Maze is converted, it can be played or edited as normal. If errors are detected during the conversion process (which will happen if objects are defined in the older Maze that don't exist in Mazer5D), the fact that errors were found will be reported when conversion completes.</text:p>
        </text:list-item>
        <text:list-item>
          <text:p text:style-name="P9"><text:soft-page-break/>Added time limit support to Mazes. If time runs out, the level will be automatically solved.</text:p>
        </text:list-item>
      </text:list>
      <text:p text:style-name="P2">Bug Fixes (All Platforms):</text:p>
      <text:list xml:id="list378610218" text:style-name="L18">
        <text:list-item>
          <text:p text:style-name="P25">Ice wasn't playing its sound when walked on, even when game sounds were enabled. Fixed.</text:p>
        </text:list-item>
        <text:list-item>
          <text:p text:style-name="P25">In certain situations the game window could pop up when it wasn't supposed to. Fixed.</text:p>
        </text:list-item>
        <text:list-item>
          <text:p text:style-name="P25">Finishes To were not behaving properly when converted in an older Maze, nor were they well-behaved in the Editor. Both problems have been fixed.</text:p>
        </text:list-item>
        <text:list-item>
          <text:p text:style-name="P25">Finishes were behaving oddly when attempting to set their properties – they don't have any, but the Editor thought they did. Fixed.</text:p>
        </text:list-item>
      </text:list>
      <text:p text:style-name="P2">Other Changes (All Platforms):</text:p>
      <text:list xml:id="list1749685487" text:continue-list="list1100470432" text:style-name="L2">
        <text:list-item>
          <text:p text:style-name="P9">Modified the behavior of the Damaged Wall – it now turns into a Crumbling Wall, instead of vanishing, when hit.</text:p>
        </text:list-item>
        <text:list-item>
          <text:p text:style-name="P9">Altered the way your score is computed. It is now measured in points, instead of steps; doing various things in the maze affects your score.</text:p>
        </text:list-item>
        <text:list-item>
          <text:p text:style-name="P33">The Maze format has been updated from version 2.0 to version 3.0. The new version includes support for the new objects and the time limit. The extension is the same as before. Older Mazes will still work. Newer Mazes will NOT work in older versions.</text:p>
        </text:list-item>
        <text:list-item>
          <text:p text:style-name="P33">The GrayscaleGraphics plugin got updated, due to the addition of new objects. The older plugin will no longer work.</text:p>
        </text:list-item>
      </text:list>
      <text:p text:style-name="P1"/>
      <text:p text:style-name="P4">V3.10 (04/28/2010):</text:p>
      <text:p text:style-name="P2">New Features:</text:p>
      <text:list xml:id="list954964492" text:style-name="L19">
        <text:list-item>
          <text:p text:style-name="P26">Enhanced the rule set feature to allow for objects that aren't required and have a percentage restriction on their generation.</text:p>
        </text:list-item>
      </text:list>
      <text:p text:style-name="P5">Other Changes (All Platforms):</text:p>
      <text:list xml:id="list1742704465" text:continue-numbering="true" text:style-name="L19">
        <text:list-item>
          <text:p text:style-name="P26">Updated the rule set file format to version 2. Rule set files still have the same extension as before. Older rule set files will still work. Newer rule set files will NOT work in older versions.</text:p>
        </text:list-item>
      </text:list>
      <text:p text:style-name="P1"/>
      <text:p text:style-name="P4">V3.01 (04/22/2010):</text:p>
      <text:p text:style-name="P2">Bug Fixes (All Platforms):</text:p>
      <text:list xml:id="list376784649" text:continue-numbering="true" text:style-name="L19">
        <text:list-item>
          <text:p text:style-name="P26">Fixed a bug in the Maze loader causing it to offer V1.1 format saved games as a load option when that isn't supported anymore.</text:p>
        </text:list-item>
      </text:list>
      <text:p text:style-name="P2">Other Changes (Mac OS X):</text:p>
      <text:list xml:id="list2110107214" text:continue-list="list1749685487" text:style-name="L2">
        <text:list-item>
          <text:p text:style-name="P33">Updated the Quaqua user interface library from version 6.4.1 to version 6.5.</text:p>
        </text:list-item>
      </text:list>
      <text:p text:style-name="P2">Other Changes (All Platforms):</text:p>
      <text:list xml:id="list1299301967" text:continue-numbering="true" text:style-name="L2">
        <text:list-item>
          <text:p text:style-name="P33">Ran FindBugs on the MazeRunner plugin, and fixed bugs it found.</text:p>
        </text:list-item>
      </text:list>
      <text:p text:style-name="P1"/>
      <text:p text:style-name="P4">V3.00 (04/01/2010):</text:p>
      <text:p text:style-name="P2">New Features:</text:p>
      <text:list xml:id="list2026739500" text:continue-numbering="true" text:style-name="L2">
        <text:list-item>
          <text:p text:style-name="P9">Dramatically increased the maximum size of a maze, from 64 rows by 64 columns by 8 floors by 8 levels by 2 layers to 64 rows by 64 columns by 64 floors by 2,000,000+ levels by 2 layers.</text:p>
        </text:list-item>
        <text:list-item>
          <text:p text:style-name="P9">Added support for messages to display for the start and end of each level and maze, as well as titles for each level and maze.</text:p>
        </text:list-item>
        <text:list-item>
          <text:p text:style-name="P9">Added poisonous level support to mazes. Each level can have its own poison power setting. Poison will slowly deplete your health, if it is activated. The smaller <text:soft-page-break/>the poison power, the more potent the poison.</text:p>
        </text:list-item>
        <text:list-item>
          <text:p text:style-name="P9">Added icons for the stat display.</text:p>
        </text:list-item>
        <text:list-item>
          <text:p text:style-name="P9">Added 33 new objects: 29 kinds of crystal; a Crystal Wall that can be programmed to accept any crystal, or a specific kind of crystal, and otherwise behaves like a lock; Shock Arrows, Shock Bombs, and Shocked Barrier Generators, which behave similarly to their Enraged/Fire counterparts.</text:p>
        </text:list-item>
        <text:list-item>
          <text:p text:style-name="P9">Added resource override support to the plug-in system.</text:p>
        </text:list-item>
      </text:list>
      <text:p text:style-name="P2">Bug Fixes (All Platforms):</text:p>
      <text:list xml:id="list297470613" text:continue-list="list378610218" text:style-name="L18">
        <text:list-item>
          <text:p text:style-name="P34">Re-added the VPlug and VPort objects, after discovering that they had accidentally been deleted in a prior release. Oops!</text:p>
        </text:list-item>
      </text:list>
      <text:list xml:id="list518965302" text:continue-list="list2026739500" text:style-name="L2">
        <text:list-item>
          <text:p text:style-name="P33">Fixed a bug that caused the program to crash when the Set Start Point command was invoked and the start point was set outside the maze.</text:p>
        </text:list-item>
        <text:list-item>
          <text:p text:style-name="P33">Fixed a saved state bug that caused the starting location to be set improperly when loading a saved state file.</text:p>
        </text:list-item>
        <text:list-item>
          <text:p text:style-name="P33">Fixed a bunch of potential null pointer access bugs.</text:p>
        </text:list-item>
        <text:list-item>
          <text:p text:style-name="P33">Fixed a minor bug with multiple actions being fired when not strictly needed.</text:p>
        </text:list-item>
        <text:list-item>
          <text:p text:style-name="P9">Fixed a bug in the updater that caused the cache to be updated but never used.</text:p>
        </text:list-item>
        <text:list-item>
          <text:p text:style-name="P9">Made the special Barrier Generators (Enraged, Iced, Poisoned, and Shocked) place-able in the Maze Editor, to fix a bug that caused these objects to not be recognized if they were present in a saved state.</text:p>
        </text:list-item>
        <text:list-item>
          <text:p text:style-name="P9">Fixed a bug causing Remote Action Wands not to work on Barrier Generators.</text:p>
        </text:list-item>
        <text:list-item>
          <text:p text:style-name="P9">Fixed a bug causing Invisible Pits not to play a sound when stumbled into, even if sounds were enabled.</text:p>
        </text:list-item>
        <text:list-item>
          <text:p text:style-name="P9">Fixed a bug causing Barrier Generators of all kinds to sometimes get stuck in a “permanently off” state when they're not supposed to.</text:p>
        </text:list-item>
      </text:list>
      <text:p text:style-name="P2">Other Changes (Mac OS X):</text:p>
      <text:list xml:id="list1591043074" text:continue-numbering="true" text:style-name="L2">
        <text:list-item>
          <text:p text:style-name="P33">Updated the Quaqua user interface library from version 6.4 to version 6.4.1.</text:p>
        </text:list-item>
      </text:list>
      <text:p text:style-name="P2">Other Changes (All Platforms):</text:p>
      <text:list xml:id="list466875101" text:continue-numbering="true" text:style-name="L2">
        <text:list-item>
          <text:p text:style-name="P36">Sadly, due to the new objects introduced, compatibility with V1.0 and V1.1 saved games is no longer possible.</text:p>
        </text:list-item>
        <text:list-item>
          <text:p text:style-name="P33">The maze format has been updated from version 1.1 to version 2.0. The new version includes support for the increased limits, the new messages, and poison. Older mazes will still work – however, only version 1.1 mazes work. Version 1.0 mazes and saved games are no longer supported. A maze updater is provided to update any version 1.0 mazes to version 1.1, so that they can still be used. Saved games cannot be updated with this tool.</text:p>
        </text:list-item>
        <text:list-item>
          <text:p text:style-name="P33">Removed a bunch of code that wasn't used anywhere.</text:p>
        </text:list-item>
        <text:list-item>
          <text:p text:style-name="P33">Removed the Fill Entire Maze commands, because they no longer work properly with the new maze format.</text:p>
        </text:list-item>
        <text:list-item>
          <text:p text:style-name="P32">Split the Maze Preferences into two: the new Maze Preferences contains settings for the whole maze, and the new Level Preferences contains settings for the active level.</text:p>
        </text:list-item>
        <text:list-item>
          <text:p text:style-name="P33">Changed plugin unregistration a bit. Now, if no plugins are registered, the program will display a dialog indicating this, instead of presenting an input dialog with “No Plugins Registered” as the only choice.</text:p>
        </text:list-item>
        <text:list-item>
          <text:p text:style-name="P33">Changed several sound effects used in the game.</text:p>
        </text:list-item>
        <text:list-item>
          <text:p text:style-name="P33"><text:soft-page-break/>Changed the license the game is released under to the BSD license.</text:p>
        </text:list-item>
        <text:list-item>
          <text:p text:style-name="P33">Removed the MazerPlatform plug-in and integrated its contents into the main code.</text:p>
        </text:list-item>
        <text:list-item>
          <text:p text:style-name="P33">Finished the documentation for the plug-in system – plug-in developers can use this documentation to create their own plug-ins.</text:p>
        </text:list-item>
        <text:list-item>
          <text:p text:style-name="P33">Split the Version History into two: Beta Version History documents the changes in beta builds, and the “normal” Version History documents the changes in full releases.</text:p>
        </text:list-item>
        <text:list-item>
          <text:p text:style-name="P33">Barriers now hurt you for 2% of your max health if you try to cross them.</text:p>
        </text:list-item>
        <text:list-item>
          <text:p text:style-name="P33">The game no longer prompts for a high score if the game ends because you ran out of health.</text:p>
        </text:list-item>
      </text:list>
      <text:p text:style-name="P1"/>
      <text:p text:style-name="P4">V2.11 (03/13/2010):</text:p>
      <text:p text:style-name="P3">Bug Fixes (All Platforms):</text:p>
      <text:list xml:id="list442515993" text:style-name="L20">
        <text:list-item>
          <text:p text:style-name="P35">Fixed a bug that made picking up objects on ground with special properties (such as water, slime, and lava) not work properly.</text:p>
        </text:list-item>
        <text:list-item>
          <text:p text:style-name="P35">Fixed a bug that caused the rule that only one Player should exist on a level of a Maze at any one time to not always be enforced.</text:p>
        </text:list-item>
        <text:list-item>
          <text:p text:style-name="P35">Fixed a bug causing the game to prompt for a high score when it shouldn't.</text:p>
        </text:list-item>
        <text:list-item>
          <text:p text:style-name="P35">Fixed a bug that caused the Rule Set Picker's default height to be bigger than it should be.</text:p>
        </text:list-item>
      </text:list>
      <text:p text:style-name="P2">Other Changes (All Platforms):</text:p>
      <text:list xml:id="list136879196" text:continue-numbering="true" text:style-name="L20">
        <text:list-item>
          <text:p text:style-name="P35">In order to prevent the application from hanging if the automatic update check at startup fails because the web site cannot be resolved, the check now happens in the background.</text:p>
        </text:list-item>
      </text:list>
      <text:p text:style-name="P1"/>
      <text:p text:style-name="P4">V2.10 (03/10/2010):</text:p>
      <text:p text:style-name="P2">New Features:</text:p>
      <text:list xml:id="list845964062" text:continue-numbering="true" text:style-name="L20">
        <text:list-item>
          <text:p text:style-name="P35">Added two new commands to the Fill submenu of the Editor menu: <text:span text:style-name="T2">Fill Rule </text:span><text:span text:style-name="T2">Sets...</text:span><text:span text:style-name="T3"> and </text:span><text:span text:style-name="T2">Use Fill Rule Sets</text:span><text:span text:style-name="T3">. The first command invokes the new Rule Set </text:span><text:span text:style-name="T3">Picker, used to define Rule Sets that modify random maze generation. The </text:span><text:span text:style-name="T3">second command is a toggle that turns Rule Sets on or off.</text:span></text:p>
        </text:list-item>
      </text:list>
      <text:p text:style-name="P3">Bug Fixes (All Platforms):</text:p>
      <text:list xml:id="list2048549721" text:continue-numbering="true" text:style-name="L20">
        <text:list-item>
          <text:p text:style-name="P35">Fixed a crashing bug caused by Treasure Chests being allowed to have no contents, by changing the default from nothing at all to an empty space.</text:p>
        </text:list-item>
      </text:list>
      <text:p text:style-name="P1"/>
      <text:p text:style-name="P4">V2.01 (03/06/2010):</text:p>
      <text:p text:style-name="P3">Bug Fixes (All Platforms):</text:p>
      <text:list xml:id="list1789634970" text:continue-numbering="true" text:style-name="L20">
        <text:list-item>
          <text:p text:style-name="P35">Fixed several bugs, including one crashing bug, with the random fill function in the Editor.</text:p>
        </text:list-item>
        <text:list-item>
          <text:p text:style-name="P35">Fixed a bug that caused the Editor to be initialized when it doesn't need to be.</text:p>
        </text:list-item>
      </text:list>
      <text:p text:style-name="P1"/>
      <text:p text:style-name="P4">V2.00 (02/16/2010):</text:p>
      <text:p text:style-name="P2">New Features:</text:p>
      <text:list xml:id="list1011283735" text:continue-numbering="true" text:style-name="L20">
        <text:list-item>
          <text:p text:style-name="P35">Added a new command to the Editor menu: <text:span text:style-name="T2">Set Start Point...</text:span><text:span text:style-name="T3"> - this command is </text:span><text:span text:style-name="T3">an alternative to explicitly placing the player at the desired start location.</text:span></text:p>
        </text:list-item>
        <text:list-item>
          <text:p text:style-name="P27">Added health to the game. Various objects affect your health. If you run out for any reason, the game ends.</text:p>
        </text:list-item>
        <text:list-item>
          <text:p text:style-name="P27">Added a new maze preference to set the starting health.</text:p>
        </text:list-item>
        <text:list-item>
          <text:p text:style-name="P27"><text:soft-page-break/>Added thirty new objects: Signs, which display a message when walked into; Trees, which are impassable without an Axe; Axes, which are used to cut Trees; Cut Trees, the remnant stumps of Trees cut by Axes (which are passable); six kinds of squares that act as keys; <text:s/>six kinds of Walls that require a variable number of corresponding squares to open (thus behaving similarly to other kinds of locks – the difference being that the squares are NOT removed from inventory when the lock is unlocked); nine kinds of potions, which affect your health in various ways; four new traps, which also affect health; and Heal Boots, which regenerate health slowly as you walk.</text:p>
        </text:list-item>
        <text:list-item>
          <text:p text:style-name="P27">If you manage to shoot yourself with your own arrows, which can happen if the maze wraps horizontally or vertically, you'll get hurt a little. This damage is doubled if the arrow was enchanted.</text:p>
        </text:list-item>
      </text:list>
      <text:p text:style-name="P3">Bug Fixes (All Platforms):</text:p>
      <text:list xml:id="list1732454614" text:continue-numbering="true" text:style-name="L20">
        <text:list-item>
          <text:p text:style-name="P35">Enforced the unwritten rule that only one Player object should exist on each Level.</text:p>
        </text:list-item>
        <text:list-item>
          <text:p text:style-name="P35">Fixed several bugs in the way placing of Player objects was handled.</text:p>
        </text:list-item>
        <text:list-item>
          <text:p text:style-name="P35">Fixed an infinite loop bug in wrapping mazes when arrows were fired in the wrap direction(s).</text:p>
        </text:list-item>
      </text:list>
      <text:p text:style-name="P2">Other Changes (All Platforms):</text:p>
      <text:list xml:id="list2053714299" text:continue-numbering="true" text:style-name="L20">
        <text:list-item>
          <text:p text:style-name="P35">For performance reasons, searching the entire maze for the player's current location is now done only when absolutely necessary.</text:p>
        </text:list-item>
        <text:list-item>
          <text:p text:style-name="P35">The maze format has been updated from version 1.0 to version 1.1. The new version includes support for the new objects and the health system. Older mazes will still work, as will older saved games.</text:p>
        </text:list-item>
      </text:list>
      <text:p text:style-name="P1"/>
      <text:p text:style-name="P4">V1.20 (02/07/2010):</text:p>
      <text:p text:style-name="P2">New Features:</text:p>
      <text:list xml:id="list543867889" text:continue-numbering="true" text:style-name="L20">
        <text:list-item>
          <text:p text:style-name="P35">Added a Fill submenu to the Editor menu, which contains commands used for filling the active floor, active level, or entire maze in various ways. None of these operations can be undone, and all will bring up a confirmation prompt first.</text:p>
        </text:list-item>
      </text:list>
      <text:p text:style-name="P3">Bug Fixes (All Platforms):</text:p>
      <text:list xml:id="list1369511618" text:continue-numbering="true" text:style-name="L20">
        <text:list-item>
          <text:p text:style-name="P35">If an unknown error occurs when loading or saving a file, the program now terminates and logs the error, instead of attempting to continue – continuing in these situations often left the program in an unusable state.</text:p>
        </text:list-item>
        <text:list-item>
          <text:p text:style-name="P35">The Preferences dialog now disables the other check boxes in the Music tab when the Enable ALL music option is unchecked, and enables them again when re-checked, as it is supposed to.</text:p>
        </text:list-item>
      </text:list>
      <text:p text:style-name="P2">Other Changes (All Platforms):</text:p>
      <text:list xml:id="list924338007" text:continue-numbering="true" text:style-name="L20">
        <text:list-item>
          <text:p text:style-name="P35">Reduced the size of the music that comes with the game, at the cost of some quality.</text:p>
        </text:list-item>
        <text:list-item>
          <text:p text:style-name="P35">Named the various threads the program creates while it runs. If one of these threads encounters a problem that generates an error log, the name of that thread will now be displayed in the log, instead of a generic name such as “Thread-6”.</text:p>
        </text:list-item>
      </text:list>
      <text:p text:style-name="P2">Other Changes (Mac OS X):</text:p>
      <text:list xml:id="list724484078" text:continue-numbering="true" text:style-name="L20">
        <text:list-item>
          <text:p text:style-name="P37">Updated the Quaqua library used for the user interface from version 6.2.2 to version 6.4.</text:p>
        </text:list-item>
        <text:list-item>
          <text:p text:style-name="P35">Made the active window reflect the saved/unsaved status (with the little dot if there is unsaved work).</text:p>
        </text:list-item>
      </text:list>
      <text:p text:style-name="P1"/>
      <text:p text:style-name="P1"><text:soft-page-break/><text:span text:style-name="T1">V1.10 (01/29/2010):</text:span> </text:p>
      <text:p text:style-name="P2">New Features:</text:p>
      <text:list xml:id="list1277501417" text:style-name="L21">
        <text:list-item>
          <text:p text:style-name="P38">Plug-in registration and unregistration support added.</text:p>
        </text:list-item>
      </text:list>
      <text:p text:style-name="P2">Bug Fixes (All Platforms):</text:p>
      <text:list xml:id="list1071889440" text:style-name="L22">
        <text:list-item>
          <text:p text:style-name="P39">Barrier Generators will no longer destroy walls put in between them (via a Wall-Making Wand, for instance) – and instead will simply stop generating barriers.</text:p>
        </text:list-item>
        <text:list-item>
          <text:p text:style-name="P39">Ran FindBugs, a static code analyzer, on the code, which identified a bunch of bugs – all but 2 (which both aren't really bugs) have been fixed.</text:p>
        </text:list-item>
      </text:list>
      <text:p text:style-name="P2">Bug Fixes (Windows):</text:p>
      <text:list xml:id="list443923283" text:continue-numbering="true" text:style-name="L22">
        <text:list-item>
          <text:p text:style-name="P39">Crash reports are no longer written to a folder called “null” in the folder Mazer5D is stored in. Instead, they get written to a folder called Crash inside the user's home folder, which is the intended behavior.</text:p>
        </text:list-item>
      </text:list>
      <text:p text:style-name="P2">Other Changes (All Platforms):</text:p>
      <text:list xml:id="list652580024" text:style-name="L23">
        <text:list-item>
          <text:p text:style-name="P40">Renamed the MazerPlatformIntegration plug-in to MazerPlatform.</text:p>
        </text:list-item>
        <text:list-item>
          <text:p text:style-name="P40">Moved some menu commands that were in the Edit menu to a new Editor menu.</text:p>
        </text:list-item>
        <text:list-item>
          <text:p text:style-name="P40">Changed the IDE used to develop the game from NetBeans 6.8 to Eclipse 3.5.</text:p>
        </text:list-item>
      </text:list>
      <text:p text:style-name="P2">Other Changes (Windows):</text:p>
      <text:list xml:id="list1360554766" text:style-name="L24">
        <text:list-item>
          <text:p text:style-name="P41">Fixed some user interface issues.</text:p>
        </text:list-item>
      </text:list>
      <text:p text:style-name="P2">Other Changes (Linux &amp; Other Platforms):</text:p>
      <text:list xml:id="list932730530" text:continue-numbering="true" text:style-name="L24">
        <text:list-item>
          <text:p text:style-name="P41">Fixed some user interface issues.</text:p>
        </text:list-item>
      </text:list>
      <text:p text:style-name="P1"/>
      <text:p text:style-name="P4">V1.00 (12/15/2009):</text:p>
      <text:p text:style-name="P3">New Features:</text:p>
      <text:list xml:id="list1085155533" text:style-name="L25">
        <text:list-item>
          <text:p text:style-name="P42">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1-08-17T06:32:36</dc:date>
    <meta:generator>LibreOffice/3.4$Unix LibreOffice_project/340m1$Build-103</meta:generator>
    <meta:editing-duration>PT16H22M48S</meta:editing-duration>
    <meta:editing-cycles>332</meta:editing-cycles>
    <dc:title>Mazer5D Version History</dc:title>
    <meta:document-statistic meta:table-count="0" meta:image-count="0" meta:object-count="0" meta:page-count="10" meta:paragraph-count="261" meta:word-count="4143" meta:character-count="23392" meta:non-whitespace-character-count="19674"/>
  </office:meta>
</office:document-meta>
</file>